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800000" loext:padding="0in" loext:border="none"/>
    </style:style>
    <style:style style:name="P6" style:family="paragraph" style:parent-style-name="Text_20_body">
      <style:paragraph-properties fo:margin-left="0in" fo:margin-right="0.1457in" fo:margin-top="0in" fo:margin-bottom="0in" loext:contextual-spacing="false" style:line-height-at-least="0.2083in" fo:orphans="2" fo:widows="2" fo:text-indent="0in" style:auto-text-indent="false"/>
    </style:style>
    <style:style style:name="P7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P8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6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7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8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9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0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1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2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3" style:family="text">
      <style:text-properties fo:font-variant="normal" fo:text-transform="none" fo:color="#79a5e5" style:text-line-through-style="none" style:text-line-through-type="none" style:font-name="Microsoft YaHei" fo:font-size="9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4" style:family="text">
      <style:text-properties fo:color="#4d4d4d" style:font-name-asian="Microsoft YaHei" style:font-size-asian="9pt" loext:padding="0in" loext:border="none"/>
    </style:style>
    <style:style style:name="T15" style:family="text">
      <style:text-properties style:font-name="apple-system"/>
    </style:style>
    <style:style style:name="T16" style:family="text">
      <style:text-properties style:font-name-asian="apple-system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3">父</text:span><text:span text:style-name="T1">makefile</text:span><text:span text:style-name="T3">调用子</text:span><text:span text:style-name="T1">makefile</text:span><text:span text:style-name="T3">和 </text:span><text:span text:style-name="T1">objs</text:span><text:span text:style-name="T3">用法</text:span></text:h>
      <text:p text:style-name="P6"><text:span text:style-name="T7">2016</text:span><text:span text:style-name="T8">年</text:span><text:span text:style-name="T7">11</text:span><text:span text:style-name="T8">月</text:span><text:span text:style-name="T7">30</text:span><text:span text:style-name="T8">日 </text:span><text:span text:style-name="T7">09:30:50 </text:span><text:a xlink:type="simple" xlink:href="https://me.csdn.net/qq_20678703" office:target-frame-name="_blank" xlink:show="new" text:style-name="Internet_20_link" text:visited-style-name="Visited_20_Internet_20_Link"><text:span text:style-name="T10">宁可一思进莫在一思停</text:span></text:a><text:span text:style-name="T8"> 阅读数 </text:span><text:span text:style-name="T7">3977</text:span><text:span text:style-name="T11">更多</text:span></text:p>
      <text:p text:style-name="P7"><text:span text:style-name="T12">分类专栏：</text:span><text:span text:style-name="T9"> </text:span><text:a xlink:type="simple" xlink:href="https://blog.csdn.net/qq_20678703/article/category/5837941" office:target-frame-name="_blank" xlink:show="new" text:style-name="Internet_20_link" text:visited-style-name="Visited_20_Internet_20_Link"><text:span text:style-name="T13">LINUX</text:span></text:a></text:p>
      <text:section text:style-name="Sect1" text:name="article_content">
        <text:p text:style-name="P1"><text:span text:style-name="T14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5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6">CC 4.0 by-sa </text:span></text:a><text:span text:style-name="T14">版权协议，转载请附上原文出处链接和本声明。</text:span></text:p>
        <text:p text:style-name="P1"><text:span text:style-name="T14">本文链接：</text:span><text:a xlink:type="simple" xlink:href="https://blog.csdn.net/qq_20678703/article/details/53404341" text:style-name="Internet_20_link" text:visited-style-name="Visited_20_Internet_20_Link"><text:span text:style-name="T6">https://blog.csdn.net/qq_20678703/article/details/53404341</text:span></text:a></text:p>
        <text:section text:style-name="Sect1" text:name="content_views">
          <text:p text:style-name="P2"><text:span text:style-name="T16">一、调用子目录</text:span><text:span text:style-name="T15">Makefile<text:line-break/>        Makefile</text:span><text:span text:style-name="T16">只负责编译当前目录中的对象。</text:span><text:span text:style-name="T15"><text:line-break/>        </text:span><text:span text:style-name="T16">子目录中的对象，由子目录中的</text:span><text:span text:style-name="T15">Makefile</text:span><text:span text:style-name="T16">负责。</text:span><text:span text:style-name="T15"><text:line-break/>        </text:span><text:span text:style-name="T16">如何让</text:span><text:span text:style-name="T15">make</text:span><text:span text:style-name="T16">调用子目录中的</text:span><text:span text:style-name="T15">Makefile</text:span><text:span text:style-name="T16">？答案是把子目录包含到</text:span><text:span text:style-name="T15">obj-y</text:span><text:span text:style-name="T16">或</text:span><text:span text:style-name="T15">obj-m</text:span><text:span text:style-name="T16">中。</text:span><text:span text:style-name="T15"><text:line-break/>        </text:span><text:span text:style-name="T16">例如：</text:span><text:span text:style-name="T15"><text:line-break/>        #fs/Makefile<text:line-break/>        obj-$(CONFIG_EXT2_FS) += ext2/<text:line-break/>        </text:span><text:span text:style-name="T16">当</text:span><text:span text:style-name="T15">CONFIG_EXT2_FS</text:span><text:span text:style-name="T16">为</text:span><text:span text:style-name="T15">y</text:span><text:span text:style-name="T16">或</text:span><text:span text:style-name="T15">m</text:span><text:span text:style-name="T16">时，</text:span><text:span text:style-name="T15">kbuild</text:span><text:span text:style-name="T16">系统会在</text:span><text:span text:style-name="T15">ext2</text:span><text:span text:style-name="T16">目录中调用</text:span><text:span text:style-name="T15">make</text:span><text:span text:style-name="T16">命令（也即调用</text:span><text:span text:style-name="T15">ext2</text:span><text:span text:style-name="T16">目录中的</text:span><text:span text:style-name="T15">Makefile</text:span><text:span text:style-name="T16">）</text:span><text:span text:style-name="T15"><text:line-break/>        <text:line-break/>        2.2 lib-y</text:span><text:span text:style-name="T16">和</text:span><text:span text:style-name="T15">lib-m<text:line-break/>        </text:span><text:span text:style-name="T16">在一个目录下，</text:span><text:span text:style-name="T15">obj-y</text:span><text:span text:style-name="T16">所列出的文件，将被编译成</text:span><text:span text:style-name="T15">built-in.o</text:span><text:span text:style-name="T16">文件，而</text:span><text:span text:style-name="T15">lib-y</text:span><text:span text:style-name="T16">或</text:span><text:span text:style-name="T15">lib-m</text:span><text:span text:style-name="T16">所列出的文件，将在当前目录下生成</text:span><text:span text:style-name="T15">lib.a</text:span><text:span text:style-name="T16">文件。</text:span><text:span text:style-name="T15"><text:line-break/>        </text:span><text:span text:style-name="T16">注意：一般</text:span><text:span text:style-name="T15">lib-y</text:span><text:span text:style-name="T16">或</text:span><text:span text:style-name="T15">lib-m</text:span><text:span text:style-name="T16">只用在</text:span><text:span text:style-name="T15">lib/</text:span><text:span text:style-name="T16">和</text:span><text:span text:style-name="T15">arch/*/lib</text:span><text:span text:style-name="T16">这两个目录中。</text:span><text:span text:style-name="T15"><text:line-break/>        <text:line-break/>        <text:line-break/> obj-y </text:span><text:span text:style-name="T16">是编译到内核，</text:span><text:span text:style-name="T15">obj-m</text:span><text:span text:style-name="T16">是编译成模块，</text:span><text:span text:style-name="T15">obj-$</text:span><text:span text:style-name="T16">是什么？</text:span><text:span text:style-name="T15"><text:line-break/><text:line-break/><text:line-break/><text:line-break/><text:line-break/>$(CONFIG_TEST) </text:span><text:span text:style-name="T16">是一个整体，</text:span><text:span text:style-name="T15">$(xxx)</text:span><text:span text:style-name="T16">表示引用变量 </text:span><text:span text:style-name="T15">xxx<text:line-break/> <text:line-break/></text:span><text:span text:style-name="T16">比如定义 </text:span><text:span text:style-name="T15">CONFIG_TEST=y<text:line-break/> $(CONFIG_TEST)</text:span><text:span text:style-name="T16">就是</text:span><text:span text:style-name="T15">y<text:line-break/>   obj-$(CONFIG_TEST) </text:span><text:span text:style-name="T16">就是 </text:span><text:span text:style-name="T15">obj-y<text:line-break/>    <text:line-break/>  </text:span><text:span text:style-name="T16">又比如定义 </text:span><text:span text:style-name="T15">CONFIG_TEST=m<text:line-break/> $(CONFIG_TEST)</text:span><text:span text:style-name="T16">就是</text:span><text:span text:style-name="T15">m</text:span></text:p>
          <text:p text:style-name="P3">   <text:span text:style-name="T2">obj-$(CONFIG_TEST) </text:span><text:span text:style-name="T4">就是 </text:span><text:span text:style-name="T2">obj-m</text:span></text:p>
          <text:p text:style-name="P4">二、</text:p>
          <text:p text:style-name="P5"><text:soft-page-break/><text:span text:style-name="T2">2.objs</text:span><text:span text:style-name="T4">用法</text:span><text:span text:style-name="T2"><text:line-break/>obj-y = main.o<text:line-break/><text:line-break/>main-objs := a.o   \  b.o \     c.o<text:line-break/><text:line-break/></text:span><text:span text:style-name="T4">将</text:span><text:span text:style-name="T2">a.c b.c c.c</text:span><text:span text:style-name="T4">三个文件编译后链接生成</text:span><text:span text:style-name="T2">main.o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0:54:32.849714713</meta:creation-date>
    <dc:date>2019-08-28T10:55:02.262302550</dc:date>
    <meta:editing-duration>PT30S</meta:editing-duration>
    <meta:editing-cycles>1</meta:editing-cycles>
    <meta:document-statistic meta:table-count="0" meta:image-count="0" meta:object-count="0" meta:page-count="2" meta:paragraph-count="9" meta:word-count="363" meta:character-count="981" meta:non-whitespace-character-count="791"/>
    <meta:generator>LibreOffice/5.1.6.2$Linux_X86_64 LibreOffice_project/10m0$Build-2</meta:generator>
  </office:meta>
</office:document-meta>
</file>